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1512in" svg:height="5.0311in" svg:x="0in" svg:y="0in">
            <draw:object draw:notify-on-update-of-ranges="Sheet1.A15:Sheet1.A15 Sheet1.B15:Sheet1.U15 Sheet1.A16:Sheet1.A16 Sheet1.B16:Sheet1.U16 Sheet1.A17:Sheet1.A17 Sheet1.B17:Sheet1.U17 Sheet1.A18:Sheet1.A18 Sheet1.B18:Sheet1.U18 Sheet1.A19:Sheet1.A19 Sheet1.B19:Sheet1.U19 Sheet1.A20:Sheet1.A20 Sheet1.B20:Sheet1.U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ndicator Name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GINI index</text:p>
          </table:table-cell>
          <table:table-cell table:number-columns-repeated="3"/>
          <table:table-cell office:value-type="float" office:value="37.13">
            <text:p>37.13</text:p>
          </table:table-cell>
          <table:table-cell table:number-columns-repeated="2"/>
          <table:table-cell office:value-type="float" office:value="43.07">
            <text:p>43.07</text:p>
          </table:table-cell>
          <table:table-cell table:number-columns-repeated="2"/>
          <table:table-cell office:value-type="float" office:value="45.77">
            <text:p>45.77</text:p>
          </table:table-cell>
          <table:table-cell table:number-columns-repeated="3"/>
          <table:table-cell office:value-type="float" office:value="42.62">
            <text:p>42.62</text:p>
          </table:table-cell>
          <table:table-cell table:number-columns-repeated="2"/>
          <table:table-cell office:value-type="float" office:value="44.3">
            <text:p>44.3</text:p>
          </table:table-cell>
          <table:table-cell table:number-columns-repeated="3"/>
        </table:table-row>
        <table:table-row table:style-name="ro1">
          <table:table-cell office:value-type="string">
            <text:p>Prevalence of anemia among children (% of children under 5)</text:p>
          </table:table-cell>
          <table:table-cell table:number-columns-repeated="8"/>
          <table:table-cell office:value-type="float" office:value="64.1">
            <text:p>64.1</text:p>
          </table:table-cell>
          <table:table-cell table:number-columns-repeated="4"/>
          <table:table-cell office:value-type="float" office:value="72.6">
            <text:p>72.6</text:p>
          </table:table-cell>
          <table:table-cell table:number-columns-repeated="6"/>
        </table:table-row>
        <table:table-row table:style-name="ro1">
          <table:table-cell office:value-type="string">
            <text:p>Prevalence of wasting (% of children under 5)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5"/>
          <table:table-cell office:value-type="float" office:value="6.3">
            <text:p>6.3</text:p>
          </table:table-cell>
          <table:table-cell table:number-columns-repeated="6"/>
        </table:table-row>
        <table:table-row table:style-name="ro1">
          <table:table-cell office:value-type="string">
            <text:p>Malnutrition prevalence, weight for age (% of children under 5)</text:p>
          </table:table-cell>
          <table:table-cell table:number-columns-repeated="2"/>
          <table:table-cell office:value-type="float" office:value="21.5">
            <text:p>21.5</text:p>
          </table:table-cell>
          <table:table-cell table:number-columns-repeated="4"/>
          <table:table-cell office:value-type="float" office:value="19">
            <text:p>19</text:p>
          </table:table-cell>
          <table:table-cell table:number-columns-repeated="5"/>
          <table:table-cell office:value-type="float" office:value="16.4">
            <text:p>16.4</text:p>
          </table:table-cell>
          <table:table-cell table:number-columns-repeated="6"/>
        </table:table-row>
        <table:table-row table:style-name="ro1">
          <table:table-cell office:value-type="string">
            <text:p>Malnutrition prevalence, height for age (% of children under 5)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4"/>
          <table:table-cell office:value-type="float" office:value="44.8">
            <text:p>44.8</text:p>
          </table:table-cell>
          <table:table-cell table:number-columns-repeated="5"/>
          <table:table-cell office:value-type="float" office:value="38.7">
            <text:p>38.7</text:p>
          </table:table-cell>
          <table:table-cell table:number-columns-repeated="6"/>
        </table:table-row>
        <table:table-row table:style-name="ro1">
          <table:table-cell office:value-type="string">
            <text:p>Agriculture, value added</text:p>
          </table:table-cell>
          <table:table-cell office:value-type="float" office:value="1886271679502.33">
            <text:p>1886271679502.33</text:p>
          </table:table-cell>
          <table:table-cell office:value-type="float" office:value="1918991413111.92">
            <text:p>1918991413111.92</text:p>
          </table:table-cell>
          <table:table-cell office:value-type="float" office:value="2032175542109.75">
            <text:p>2032175542109.75</text:p>
          </table:table-cell>
          <table:table-cell office:value-type="float" office:value="2118651113108.34">
            <text:p>2118651113108.34</text:p>
          </table:table-cell>
          <table:table-cell office:value-type="float" office:value="2141727072372.86">
            <text:p>2141727072372.86</text:p>
          </table:table-cell>
          <table:table-cell office:value-type="float" office:value="2179634512256.74">
            <text:p>2179634512256.74</text:p>
          </table:table-cell>
          <table:table-cell office:value-type="float" office:value="2306542126569.86">
            <text:p>2306542126569.86</text:p>
          </table:table-cell>
          <table:table-cell office:value-type="float" office:value="2296431820975.91">
            <text:p>2296431820975.91</text:p>
          </table:table-cell>
          <table:table-cell office:value-type="float" office:value="2476855213527.07">
            <text:p>2476855213527.07</text:p>
          </table:table-cell>
          <table:table-cell office:value-type="float" office:value="2651887402055.37">
            <text:p>2651887402055.37</text:p>
          </table:table-cell>
          <table:table-cell office:value-type="float" office:value="2708636109271.56">
            <text:p>2708636109271.56</text:p>
          </table:table-cell>
          <table:table-cell office:value-type="float" office:value="2751665929023.85">
            <text:p>2751665929023.85</text:p>
          </table:table-cell>
          <table:table-cell office:value-type="float" office:value="2808057315754.04">
            <text:p>2808057315754.04</text:p>
          </table:table-cell>
          <table:table-cell office:value-type="float" office:value="2820934673575.93">
            <text:p>2820934673575.93</text:p>
          </table:table-cell>
          <table:table-cell office:value-type="float" office:value="2824298293583.4">
            <text:p>2824298293583.4</text:p>
          </table:table-cell>
          <table:table-cell office:value-type="float" office:value="2862308899885.23">
            <text:p>2862308899885.23</text:p>
          </table:table-cell>
          <table:table-cell office:value-type="float" office:value="2962276165750.38">
            <text:p>2962276165750.38</text:p>
          </table:table-cell>
          <table:table-cell office:value-type="float" office:value="2971932578898.21">
            <text:p>2971932578898.21</text:p>
          </table:table-cell>
          <table:table-cell office:value-type="float" office:value="3052382890281.16">
            <text:p>3052382890281.16</text:p>
          </table:table-cell>
          <table:table-cell office:value-type="float" office:value="3137466658812.35">
            <text:p>3137466658812.35</text:p>
          </table:table-cell>
        </table:table-row>
        <table:table-row table:style-name="ro1">
          <table:table-cell office:value-type="string">
            <text:p>GDP per capita (constant LCU)</text:p>
          </table:table-cell>
          <table:table-cell office:value-type="float" office:value="325180.225535542">
            <text:p>325180.225535542</text:p>
          </table:table-cell>
          <table:table-cell office:value-type="float" office:value="334792.003924707">
            <text:p>334792.003924707</text:p>
          </table:table-cell>
          <table:table-cell office:value-type="float" office:value="361497.367610159">
            <text:p>361497.367610159</text:p>
          </table:table-cell>
          <table:table-cell office:value-type="float" office:value="382008.439948424">
            <text:p>382008.439948424</text:p>
          </table:table-cell>
          <table:table-cell office:value-type="float" office:value="389186.21385683">
            <text:p>389186.21385683</text:p>
          </table:table-cell>
          <table:table-cell office:value-type="float" office:value="395804.310232563">
            <text:p>395804.310232563</text:p>
          </table:table-cell>
          <table:table-cell office:value-type="float" office:value="414449.376807783">
            <text:p>414449.376807783</text:p>
          </table:table-cell>
          <table:table-cell office:value-type="float" office:value="413950.041120937">
            <text:p>413950.041120937</text:p>
          </table:table-cell>
          <table:table-cell office:value-type="float" office:value="421308.583554283">
            <text:p>421308.583554283</text:p>
          </table:table-cell>
          <table:table-cell office:value-type="float" office:value="442995.645250987">
            <text:p>442995.645250987</text:p>
          </table:table-cell>
          <table:table-cell office:value-type="float" office:value="455942.952027101">
            <text:p>455942.952027101</text:p>
          </table:table-cell>
          <table:table-cell office:value-type="float" office:value="470694.913790881">
            <text:p>470694.913790881</text:p>
          </table:table-cell>
          <table:table-cell office:value-type="float" office:value="483811.827042122">
            <text:p>483811.827042122</text:p>
          </table:table-cell>
          <table:table-cell office:value-type="float" office:value="518192.860470711">
            <text:p>518192.860470711</text:p>
          </table:table-cell>
          <table:table-cell office:value-type="float" office:value="543186.175796182">
            <text:p>543186.175796182</text:p>
          </table:table-cell>
          <table:table-cell office:value-type="float" office:value="570979.597026615">
            <text:p>570979.597026615</text:p>
          </table:table-cell>
          <table:table-cell office:value-type="float" office:value="592154.24529673">
            <text:p>592154.24529673</text:p>
          </table:table-cell>
          <table:table-cell office:value-type="float" office:value="606152.636343039">
            <text:p>606152.636343039</text:p>
          </table:table-cell>
          <table:table-cell office:value-type="float" office:value="624937.212700805">
            <text:p>624937.212700805</text:p>
          </table:table-cell>
          <table:table-cell office:value-type="float" office:value="625043.345074369">
            <text:p>625043.345074369</text:p>
          </table:table-cell>
        </table:table-row>
        <table:table-row table:style-name="ro1">
          <table:table-cell office:value-type="string">
            <text:p>GDP</text:p>
          </table:table-cell>
          <table:table-cell office:value-type="float" office:value="6318401690239.55">
            <text:p>6318401690239.55</text:p>
          </table:table-cell>
          <table:table-cell office:value-type="float" office:value="6723009119196.64">
            <text:p>6723009119196.64</text:p>
          </table:table-cell>
          <table:table-cell office:value-type="float" office:value="7497717851323.58">
            <text:p>7497717851323.58</text:p>
          </table:table-cell>
          <table:table-cell office:value-type="float" office:value="8177919405824.8">
            <text:p>8177919405824.8</text:p>
          </table:table-cell>
          <table:table-cell office:value-type="float" office:value="8594993447948.93">
            <text:p>8594993447948.93</text:p>
          </table:table-cell>
          <table:table-cell office:value-type="float" office:value="9016600694841.69">
            <text:p>9016600694841.69</text:p>
          </table:table-cell>
          <table:table-cell office:value-type="float" office:value="9742793060122">
            <text:p>9742793060122</text:p>
          </table:table-cell>
          <table:table-cell office:value-type="float" office:value="10048902590187.1">
            <text:p>10048902590187.1</text:p>
          </table:table-cell>
          <table:table-cell office:value-type="float" office:value="10569803647393.1">
            <text:p>10569803647393.1</text:p>
          </table:table-cell>
          <table:table-cell office:value-type="float" office:value="11492831385825.9">
            <text:p>11492831385825.9</text:p>
          </table:table-cell>
          <table:table-cell office:value-type="float" office:value="12236792090086.8">
            <text:p>12236792090086.8</text:p>
          </table:table-cell>
          <table:table-cell office:value-type="float" office:value="13069779081502.6">
            <text:p>13069779081502.6</text:p>
          </table:table-cell>
          <table:table-cell office:value-type="float" office:value="13897431352435.6">
            <text:p>13897431352435.6</text:p>
          </table:table-cell>
          <table:table-cell office:value-type="float" office:value="15396233800010.9">
            <text:p>15396233800010.9</text:p>
          </table:table-cell>
          <table:table-cell office:value-type="float" office:value="16691430569938.4">
            <text:p>16691430569938.4</text:p>
          </table:table-cell>
          <table:table-cell office:value-type="float" office:value="18145045847009.8">
            <text:p>18145045847009.8</text:p>
          </table:table-cell>
          <table:table-cell office:value-type="float" office:value="19460751344024.2">
            <text:p>19460751344024.2</text:p>
          </table:table-cell>
          <table:table-cell office:value-type="float" office:value="20601438761902.4">
            <text:p>20601438761902.4</text:p>
          </table:table-cell>
          <table:table-cell office:value-type="float" office:value="21965333147989.5">
            <text:p>21965333147989.5</text:p>
          </table:table-cell>
          <table:table-cell office:value-type="float" office:value="22717737914004.7">
            <text:p>22717737914004.7</text:p>
          </table:table-cell>
        </table:table-row>
        <table:table-row table:style-name="ro1">
          <table:table-cell office:value-type="string">
            <text:p>Industry, value added</text:p>
          </table:table-cell>
          <table:table-cell office:value-type="float" office:value="975447567490.039">
            <text:p>975447567490.039</text:p>
          </table:table-cell>
          <table:table-cell office:value-type="float" office:value="1102385070084.78">
            <text:p>1102385070084.78</text:p>
          </table:table-cell>
          <table:table-cell office:value-type="float" office:value="1325689298410.56">
            <text:p>1325689298410.56</text:p>
          </table:table-cell>
          <table:table-cell office:value-type="float" office:value="1545293763674.55">
            <text:p>1545293763674.55</text:p>
          </table:table-cell>
          <table:table-cell office:value-type="float" office:value="1720833314227.33">
            <text:p>1720833314227.33</text:p>
          </table:table-cell>
          <table:table-cell office:value-type="float" office:value="1870778201583.43">
            <text:p>1870778201583.43</text:p>
          </table:table-cell>
          <table:table-cell office:value-type="float" office:value="2065051508079.53">
            <text:p>2065051508079.53</text:p>
          </table:table-cell>
          <table:table-cell office:value-type="float" office:value="2275175068568.77">
            <text:p>2275175068568.77</text:p>
          </table:table-cell>
          <table:table-cell office:value-type="float" office:value="2349334206147.16">
            <text:p>2349334206147.16</text:p>
          </table:table-cell>
          <table:table-cell office:value-type="float" office:value="2523569283932.9">
            <text:p>2523569283932.9</text:p>
          </table:table-cell>
          <table:table-cell office:value-type="float" office:value="2762520730645.6">
            <text:p>2762520730645.6</text:p>
          </table:table-cell>
          <table:table-cell office:value-type="float" office:value="2984093998224.08">
            <text:p>2984093998224.08</text:p>
          </table:table-cell>
          <table:table-cell office:value-type="float" office:value="3328997889926">
            <text:p>3328997889926</text:p>
          </table:table-cell>
          <table:table-cell office:value-type="float" office:value="3819520150322.9">
            <text:p>3819520150322.9</text:p>
          </table:table-cell>
          <table:table-cell office:value-type="float" office:value="4186287840373.69">
            <text:p>4186287840373.69</text:p>
          </table:table-cell>
          <table:table-cell office:value-type="float" office:value="4555491996967.08">
            <text:p>4555491996967.08</text:p>
          </table:table-cell>
          <table:table-cell office:value-type="float" office:value="4791386888671.2">
            <text:p>4791386888671.2</text:p>
          </table:table-cell>
          <table:table-cell office:value-type="float" office:value="5070351418460.71">
            <text:p>5070351418460.71</text:p>
          </table:table-cell>
          <table:table-cell office:value-type="float" office:value="5395100055471.16">
            <text:p>5395100055471.16</text:p>
          </table:table-cell>
          <table:table-cell office:value-type="float" office:value="5791093864601.94">
            <text:p>5791093864601.94</text:p>
          </table:table-cell>
        </table:table-row>
        <table:table-row table:style-name="ro1">
          <table:table-cell office:value-type="string">
            <text:p>Services, etc., value added</text:p>
          </table:table-cell>
          <table:table-cell office:value-type="float" office:value="2737083772561.72">
            <text:p>2737083772561.72</text:p>
          </table:table-cell>
          <table:table-cell office:value-type="float" office:value="2949622787576.04">
            <text:p>2949622787576.04</text:p>
          </table:table-cell>
          <table:table-cell office:value-type="float" office:value="3340161522076.79">
            <text:p>3340161522076.79</text:p>
          </table:table-cell>
          <table:table-cell office:value-type="float" office:value="3626638159055.83">
            <text:p>3626638159055.83</text:p>
          </table:table-cell>
          <table:table-cell office:value-type="float" office:value="3832759614682.5">
            <text:p>3832759614682.5</text:p>
          </table:table-cell>
          <table:table-cell office:value-type="float" office:value="4158147916968.33">
            <text:p>4158147916968.33</text:p>
          </table:table-cell>
          <table:table-cell office:value-type="float" office:value="4453479967220.06">
            <text:p>4453479967220.06</text:p>
          </table:table-cell>
          <table:table-cell office:value-type="float" office:value="4763273246453.85">
            <text:p>4763273246453.85</text:p>
          </table:table-cell>
          <table:table-cell office:value-type="float" office:value="4995007009464.09">
            <text:p>4995007009464.09</text:p>
          </table:table-cell>
          <table:table-cell office:value-type="float" office:value="5543540255366.86">
            <text:p>5543540255366.86</text:p>
          </table:table-cell>
          <table:table-cell office:value-type="float" office:value="5951695489809.3">
            <text:p>5951695489809.3</text:p>
          </table:table-cell>
          <table:table-cell office:value-type="float" office:value="6419102355874.64">
            <text:p>6419102355874.64</text:p>
          </table:table-cell>
          <table:table-cell office:value-type="float" office:value="6814597324255.76">
            <text:p>6814597324255.76</text:p>
          </table:table-cell>
          <table:table-cell office:value-type="float" office:value="7644007629202.73">
            <text:p>7644007629202.73</text:p>
          </table:table-cell>
          <table:table-cell office:value-type="float" office:value="8259228231906.96">
            <text:p>8259228231906.96</text:p>
          </table:table-cell>
          <table:table-cell office:value-type="float" office:value="9057225202728.29">
            <text:p>9057225202728.29</text:p>
          </table:table-cell>
          <table:table-cell office:value-type="float" office:value="9774614873993.17">
            <text:p>9774614873993.17</text:p>
          </table:table-cell>
          <table:table-cell office:value-type="float" office:value="10518462837659.9">
            <text:p>10518462837659.9</text:p>
          </table:table-cell>
          <table:table-cell office:value-type="float" office:value="11346553992033.1">
            <text:p>11346553992033.1</text:p>
          </table:table-cell>
          <table:table-cell office:value-type="float" office:value="11465890445672">
            <text:p>11465890445672</text:p>
          </table:table-cell>
        </table:table-row>
        <table:table-row table:style-name="ro1">
          <table:table-cell office:value-type="string">
            <text:p>Manufacturing, value added</text:p>
          </table:table-cell>
          <table:table-cell office:value-type="float" office:value="288687767454.384">
            <text:p>288687767454.384</text:p>
          </table:table-cell>
          <table:table-cell office:value-type="float" office:value="336644640345.535">
            <text:p>336644640345.535</text:p>
          </table:table-cell>
          <table:table-cell office:value-type="float" office:value="394984958304.028">
            <text:p>394984958304.028</text:p>
          </table:table-cell>
          <table:table-cell office:value-type="float" office:value="472814791226.306">
            <text:p>472814791226.306</text:p>
          </table:table-cell>
          <table:table-cell office:value-type="float" office:value="536389900306.607">
            <text:p>536389900306.607</text:p>
          </table:table-cell>
          <table:table-cell office:value-type="float" office:value="613629497805.091">
            <text:p>613629497805.091</text:p>
          </table:table-cell>
          <table:table-cell office:value-type="float" office:value="700647622473.895">
            <text:p>700647622473.895</text:p>
          </table:table-cell>
          <table:table-cell office:value-type="float" office:value="739257173081.91">
            <text:p>739257173081.91</text:p>
          </table:table-cell>
          <table:table-cell office:value-type="float" office:value="766666890946.472">
            <text:p>766666890946.472</text:p>
          </table:table-cell>
          <table:table-cell office:value-type="float" office:value="818401057768.124">
            <text:p>818401057768.124</text:p>
          </table:table-cell>
          <table:table-cell office:value-type="float" office:value="854621525304.291">
            <text:p>854621525304.291</text:p>
          </table:table-cell>
          <table:table-cell office:value-type="float" office:value="908519249425.272">
            <text:p>908519249425.272</text:p>
          </table:table-cell>
          <table:table-cell office:value-type="float" office:value="994417145817.381">
            <text:p>994417145817.381</text:p>
          </table:table-cell>
          <table:table-cell office:value-type="float" office:value="1066887004806.6">
            <text:p>1066887004806.6</text:p>
          </table:table-cell>
          <table:table-cell office:value-type="float" office:value="1127001455319.46">
            <text:p>1127001455319.46</text:p>
          </table:table-cell>
          <table:table-cell office:value-type="float" office:value="1208778161799.97">
            <text:p>1208778161799.97</text:p>
          </table:table-cell>
          <table:table-cell office:value-type="float" office:value="1322111492666.96">
            <text:p>1322111492666.96</text:p>
          </table:table-cell>
          <table:table-cell office:value-type="float" office:value="1402668230339.61">
            <text:p>1402668230339.61</text:p>
          </table:table-cell>
          <table:table-cell office:value-type="float" office:value="1478009333052.35">
            <text:p>1478009333052.35</text:p>
          </table:table-cell>
          <table:table-cell office:value-type="float" office:value="1557562237239.08">
            <text:p>1557562237239.08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>
            <text:p>Indicator Name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Agriculture, value added</text:p>
          </table:table-cell>
          <table:table-cell table:formula="of:=[.B7]/1000000000000" office:value-type="float" office:value="1.88627167950233">
            <text:p>1.8862716795</text:p>
          </table:table-cell>
          <table:table-cell table:formula="of:=[.C7]/1000000000000" office:value-type="float" office:value="1.91899141311192">
            <text:p>1.9189914131</text:p>
          </table:table-cell>
          <table:table-cell table:formula="of:=[.D7]/1000000000000" office:value-type="float" office:value="2.03217554210975">
            <text:p>2.0321755421</text:p>
          </table:table-cell>
          <table:table-cell table:formula="of:=[.E7]/1000000000000" office:value-type="float" office:value="2.11865111310834">
            <text:p>2.1186511131</text:p>
          </table:table-cell>
          <table:table-cell table:formula="of:=[.F7]/1000000000000" office:value-type="float" office:value="2.14172707237286">
            <text:p>2.1417270724</text:p>
          </table:table-cell>
          <table:table-cell table:formula="of:=[.G7]/1000000000000" office:value-type="float" office:value="2.17963451225674">
            <text:p>2.1796345123</text:p>
          </table:table-cell>
          <table:table-cell table:formula="of:=[.H7]/1000000000000" office:value-type="float" office:value="2.30654212656986">
            <text:p>2.3065421266</text:p>
          </table:table-cell>
          <table:table-cell table:formula="of:=[.I7]/1000000000000" office:value-type="float" office:value="2.29643182097591">
            <text:p>2.296431821</text:p>
          </table:table-cell>
          <table:table-cell table:formula="of:=[.J7]/1000000000000" office:value-type="float" office:value="2.47685521352707">
            <text:p>2.4768552135</text:p>
          </table:table-cell>
          <table:table-cell table:formula="of:=[.K7]/1000000000000" office:value-type="float" office:value="2.65188740205537">
            <text:p>2.6518874021</text:p>
          </table:table-cell>
          <table:table-cell table:formula="of:=[.L7]/1000000000000" office:value-type="float" office:value="2.70863610927156">
            <text:p>2.7086361093</text:p>
          </table:table-cell>
          <table:table-cell table:formula="of:=[.M7]/1000000000000" office:value-type="float" office:value="2.75166592902385">
            <text:p>2.751665929</text:p>
          </table:table-cell>
          <table:table-cell table:formula="of:=[.N7]/1000000000000" office:value-type="float" office:value="2.80805731575404">
            <text:p>2.8080573158</text:p>
          </table:table-cell>
          <table:table-cell table:formula="of:=[.O7]/1000000000000" office:value-type="float" office:value="2.82093467357593">
            <text:p>2.8209346736</text:p>
          </table:table-cell>
          <table:table-cell table:formula="of:=[.P7]/1000000000000" office:value-type="float" office:value="2.8242982935834">
            <text:p>2.8242982936</text:p>
          </table:table-cell>
          <table:table-cell table:formula="of:=[.Q7]/1000000000000" office:value-type="float" office:value="2.86230889988523">
            <text:p>2.8623088999</text:p>
          </table:table-cell>
          <table:table-cell table:formula="of:=[.R7]/1000000000000" office:value-type="float" office:value="2.96227616575038">
            <text:p>2.9622761658</text:p>
          </table:table-cell>
          <table:table-cell table:formula="of:=[.S7]/1000000000000" office:value-type="float" office:value="2.97193257889821">
            <text:p>2.9719325789</text:p>
          </table:table-cell>
          <table:table-cell table:formula="of:=[.T7]/1000000000000" office:value-type="float" office:value="3.05238289028116">
            <text:p>3.0523828903</text:p>
          </table:table-cell>
          <table:table-cell table:formula="of:=[.U7]/1000000000000" office:value-type="float" office:value="3.13746665881235">
            <text:p>3.1374666588</text:p>
          </table:table-cell>
        </table:table-row>
        <table:table-row table:style-name="ro1">
          <table:table-cell office:value-type="string">
            <text:p>GDP</text:p>
          </table:table-cell>
          <table:table-cell table:formula="of:=[.B9]/1000000000000" office:value-type="float" office:value="6.31840169023955">
            <text:p>6.3184016902</text:p>
          </table:table-cell>
          <table:table-cell table:formula="of:=[.C9]/1000000000000" office:value-type="float" office:value="6.72300911919664">
            <text:p>6.7230091192</text:p>
          </table:table-cell>
          <table:table-cell table:formula="of:=[.D9]/1000000000000" office:value-type="float" office:value="7.49771785132358">
            <text:p>7.4977178513</text:p>
          </table:table-cell>
          <table:table-cell table:formula="of:=[.E9]/1000000000000" office:value-type="float" office:value="8.1779194058248">
            <text:p>8.1779194058</text:p>
          </table:table-cell>
          <table:table-cell table:formula="of:=[.F9]/1000000000000" office:value-type="float" office:value="8.59499344794893">
            <text:p>8.5949934479</text:p>
          </table:table-cell>
          <table:table-cell table:formula="of:=[.G9]/1000000000000" office:value-type="float" office:value="9.01660069484169">
            <text:p>9.0166006948</text:p>
          </table:table-cell>
          <table:table-cell table:formula="of:=[.H9]/1000000000000" office:value-type="float" office:value="9.742793060122">
            <text:p>9.7427930601</text:p>
          </table:table-cell>
          <table:table-cell table:formula="of:=[.I9]/1000000000000" office:value-type="float" office:value="10.0489025901871">
            <text:p>10.0489025902</text:p>
          </table:table-cell>
          <table:table-cell table:formula="of:=[.J9]/1000000000000" office:value-type="float" office:value="10.5698036473931">
            <text:p>10.5698036474</text:p>
          </table:table-cell>
          <table:table-cell table:formula="of:=[.K9]/1000000000000" office:value-type="float" office:value="11.4928313858259">
            <text:p>11.4928313858</text:p>
          </table:table-cell>
          <table:table-cell table:formula="of:=[.L9]/1000000000000" office:value-type="float" office:value="12.2367920900868">
            <text:p>12.2367920901</text:p>
          </table:table-cell>
          <table:table-cell table:formula="of:=[.M9]/1000000000000" office:value-type="float" office:value="13.0697790815026">
            <text:p>13.0697790815</text:p>
          </table:table-cell>
          <table:table-cell table:formula="of:=[.N9]/1000000000000" office:value-type="float" office:value="13.8974313524356">
            <text:p>13.8974313524</text:p>
          </table:table-cell>
          <table:table-cell table:formula="of:=[.O9]/1000000000000" office:value-type="float" office:value="15.3962338000109">
            <text:p>15.3962338</text:p>
          </table:table-cell>
          <table:table-cell table:formula="of:=[.P9]/1000000000000" office:value-type="float" office:value="16.6914305699384">
            <text:p>16.6914305699</text:p>
          </table:table-cell>
          <table:table-cell table:formula="of:=[.Q9]/1000000000000" office:value-type="float" office:value="18.1450458470098">
            <text:p>18.145045847</text:p>
          </table:table-cell>
          <table:table-cell table:formula="of:=[.R9]/1000000000000" office:value-type="float" office:value="19.4607513440242">
            <text:p>19.460751344</text:p>
          </table:table-cell>
          <table:table-cell table:formula="of:=[.S9]/1000000000000" office:value-type="float" office:value="20.6014387619024">
            <text:p>20.6014387619</text:p>
          </table:table-cell>
          <table:table-cell table:formula="of:=[.T9]/1000000000000" office:value-type="float" office:value="21.9653331479895">
            <text:p>21.965333148</text:p>
          </table:table-cell>
          <table:table-cell table:formula="of:=[.U9]/1000000000000" office:value-type="float" office:value="22.7177379140047">
            <text:p>22.717737914</text:p>
          </table:table-cell>
        </table:table-row>
        <table:table-row table:style-name="ro1">
          <table:table-cell office:value-type="string">
            <text:p>Industry, value added</text:p>
          </table:table-cell>
          <table:table-cell table:formula="of:=[.B10]/1000000000000" office:value-type="float" office:value="0.975447567490039">
            <text:p>0.9754475675</text:p>
          </table:table-cell>
          <table:table-cell table:formula="of:=[.C10]/1000000000000" office:value-type="float" office:value="1.10238507008478">
            <text:p>1.1023850701</text:p>
          </table:table-cell>
          <table:table-cell table:formula="of:=[.D10]/1000000000000" office:value-type="float" office:value="1.32568929841056">
            <text:p>1.3256892984</text:p>
          </table:table-cell>
          <table:table-cell table:formula="of:=[.E10]/1000000000000" office:value-type="float" office:value="1.54529376367455">
            <text:p>1.5452937637</text:p>
          </table:table-cell>
          <table:table-cell table:formula="of:=[.F10]/1000000000000" office:value-type="float" office:value="1.72083331422733">
            <text:p>1.7208333142</text:p>
          </table:table-cell>
          <table:table-cell table:formula="of:=[.G10]/1000000000000" office:value-type="float" office:value="1.87077820158343">
            <text:p>1.8707782016</text:p>
          </table:table-cell>
          <table:table-cell table:formula="of:=[.H10]/1000000000000" office:value-type="float" office:value="2.06505150807953">
            <text:p>2.0650515081</text:p>
          </table:table-cell>
          <table:table-cell table:formula="of:=[.I10]/1000000000000" office:value-type="float" office:value="2.27517506856877">
            <text:p>2.2751750686</text:p>
          </table:table-cell>
          <table:table-cell table:formula="of:=[.J10]/1000000000000" office:value-type="float" office:value="2.34933420614716">
            <text:p>2.3493342061</text:p>
          </table:table-cell>
          <table:table-cell table:formula="of:=[.K10]/1000000000000" office:value-type="float" office:value="2.5235692839329">
            <text:p>2.5235692839</text:p>
          </table:table-cell>
          <table:table-cell table:formula="of:=[.L10]/1000000000000" office:value-type="float" office:value="2.7625207306456">
            <text:p>2.7625207306</text:p>
          </table:table-cell>
          <table:table-cell table:formula="of:=[.M10]/1000000000000" office:value-type="float" office:value="2.98409399822408">
            <text:p>2.9840939982</text:p>
          </table:table-cell>
          <table:table-cell table:formula="of:=[.N10]/1000000000000" office:value-type="float" office:value="3.328997889926">
            <text:p>3.3289978899</text:p>
          </table:table-cell>
          <table:table-cell table:formula="of:=[.O10]/1000000000000" office:value-type="float" office:value="3.8195201503229">
            <text:p>3.8195201503</text:p>
          </table:table-cell>
          <table:table-cell table:formula="of:=[.P10]/1000000000000" office:value-type="float" office:value="4.18628784037369">
            <text:p>4.1862878404</text:p>
          </table:table-cell>
          <table:table-cell table:formula="of:=[.Q10]/1000000000000" office:value-type="float" office:value="4.55549199696708">
            <text:p>4.555491997</text:p>
          </table:table-cell>
          <table:table-cell table:formula="of:=[.R10]/1000000000000" office:value-type="float" office:value="4.7913868886712">
            <text:p>4.7913868887</text:p>
          </table:table-cell>
          <table:table-cell table:formula="of:=[.S10]/1000000000000" office:value-type="float" office:value="5.07035141846071">
            <text:p>5.0703514185</text:p>
          </table:table-cell>
          <table:table-cell table:formula="of:=[.T10]/1000000000000" office:value-type="float" office:value="5.39510005547116">
            <text:p>5.3951000555</text:p>
          </table:table-cell>
          <table:table-cell table:formula="of:=[.U10]/1000000000000" office:value-type="float" office:value="5.79109386460194">
            <text:p>5.7910938646</text:p>
          </table:table-cell>
        </table:table-row>
        <table:table-row table:style-name="ro1">
          <table:table-cell office:value-type="string">
            <text:p>Services, etc., value added</text:p>
          </table:table-cell>
          <table:table-cell table:formula="of:=[.B11]/1000000000000" office:value-type="float" office:value="2.73708377256172">
            <text:p>2.7370837726</text:p>
          </table:table-cell>
          <table:table-cell table:formula="of:=[.C11]/1000000000000" office:value-type="float" office:value="2.94962278757604">
            <text:p>2.9496227876</text:p>
          </table:table-cell>
          <table:table-cell table:formula="of:=[.D11]/1000000000000" office:value-type="float" office:value="3.34016152207679">
            <text:p>3.3401615221</text:p>
          </table:table-cell>
          <table:table-cell table:formula="of:=[.E11]/1000000000000" office:value-type="float" office:value="3.62663815905583">
            <text:p>3.6266381591</text:p>
          </table:table-cell>
          <table:table-cell table:formula="of:=[.F11]/1000000000000" office:value-type="float" office:value="3.8327596146825">
            <text:p>3.8327596147</text:p>
          </table:table-cell>
          <table:table-cell table:formula="of:=[.G11]/1000000000000" office:value-type="float" office:value="4.15814791696833">
            <text:p>4.158147917</text:p>
          </table:table-cell>
          <table:table-cell table:formula="of:=[.H11]/1000000000000" office:value-type="float" office:value="4.45347996722006">
            <text:p>4.4534799672</text:p>
          </table:table-cell>
          <table:table-cell table:formula="of:=[.I11]/1000000000000" office:value-type="float" office:value="4.76327324645385">
            <text:p>4.7632732465</text:p>
          </table:table-cell>
          <table:table-cell table:formula="of:=[.J11]/1000000000000" office:value-type="float" office:value="4.99500700946409">
            <text:p>4.9950070095</text:p>
          </table:table-cell>
          <table:table-cell table:formula="of:=[.K11]/1000000000000" office:value-type="float" office:value="5.54354025536686">
            <text:p>5.5435402554</text:p>
          </table:table-cell>
          <table:table-cell table:formula="of:=[.L11]/1000000000000" office:value-type="float" office:value="5.9516954898093">
            <text:p>5.9516954898</text:p>
          </table:table-cell>
          <table:table-cell table:formula="of:=[.M11]/1000000000000" office:value-type="float" office:value="6.41910235587464">
            <text:p>6.4191023559</text:p>
          </table:table-cell>
          <table:table-cell table:formula="of:=[.N11]/1000000000000" office:value-type="float" office:value="6.81459732425576">
            <text:p>6.8145973243</text:p>
          </table:table-cell>
          <table:table-cell table:formula="of:=[.O11]/1000000000000" office:value-type="float" office:value="7.64400762920273">
            <text:p>7.6440076292</text:p>
          </table:table-cell>
          <table:table-cell table:formula="of:=[.P11]/1000000000000" office:value-type="float" office:value="8.25922823190696">
            <text:p>8.2592282319</text:p>
          </table:table-cell>
          <table:table-cell table:formula="of:=[.Q11]/1000000000000" office:value-type="float" office:value="9.05722520272829">
            <text:p>9.0572252027</text:p>
          </table:table-cell>
          <table:table-cell table:formula="of:=[.R11]/1000000000000" office:value-type="float" office:value="9.77461487399317">
            <text:p>9.774614874</text:p>
          </table:table-cell>
          <table:table-cell table:formula="of:=[.S11]/1000000000000" office:value-type="float" office:value="10.5184628376599">
            <text:p>10.5184628377</text:p>
          </table:table-cell>
          <table:table-cell table:formula="of:=[.T11]/1000000000000" office:value-type="float" office:value="11.3465539920331">
            <text:p>11.346553992</text:p>
          </table:table-cell>
          <table:table-cell table:formula="of:=[.U11]/1000000000000" office:value-type="float" office:value="11.465890445672">
            <text:p>11.4658904457</text:p>
          </table:table-cell>
        </table:table-row>
        <table:table-row table:style-name="ro1">
          <table:table-cell office:value-type="string">
            <text:p>Manufacturing, value added</text:p>
          </table:table-cell>
          <table:table-cell table:formula="of:=[.B12]/1000000000000" office:value-type="float" office:value="0.288687767454384">
            <text:p>0.2886877675</text:p>
          </table:table-cell>
          <table:table-cell table:formula="of:=[.C12]/1000000000000" office:value-type="float" office:value="0.336644640345535">
            <text:p>0.3366446403</text:p>
          </table:table-cell>
          <table:table-cell table:formula="of:=[.D12]/1000000000000" office:value-type="float" office:value="0.394984958304028">
            <text:p>0.3949849583</text:p>
          </table:table-cell>
          <table:table-cell table:formula="of:=[.E12]/1000000000000" office:value-type="float" office:value="0.472814791226306">
            <text:p>0.4728147912</text:p>
          </table:table-cell>
          <table:table-cell table:formula="of:=[.F12]/1000000000000" office:value-type="float" office:value="0.536389900306607">
            <text:p>0.5363899003</text:p>
          </table:table-cell>
          <table:table-cell table:formula="of:=[.G12]/1000000000000" office:value-type="float" office:value="0.613629497805091">
            <text:p>0.6136294978</text:p>
          </table:table-cell>
          <table:table-cell table:formula="of:=[.H12]/1000000000000" office:value-type="float" office:value="0.700647622473895">
            <text:p>0.7006476225</text:p>
          </table:table-cell>
          <table:table-cell table:formula="of:=[.I12]/1000000000000" office:value-type="float" office:value="0.73925717308191">
            <text:p>0.7392571731</text:p>
          </table:table-cell>
          <table:table-cell table:formula="of:=[.J12]/1000000000000" office:value-type="float" office:value="0.766666890946472">
            <text:p>0.7666668909</text:p>
          </table:table-cell>
          <table:table-cell table:formula="of:=[.K12]/1000000000000" office:value-type="float" office:value="0.818401057768124">
            <text:p>0.8184010578</text:p>
          </table:table-cell>
          <table:table-cell table:formula="of:=[.L12]/1000000000000" office:value-type="float" office:value="0.854621525304291">
            <text:p>0.8546215253</text:p>
          </table:table-cell>
          <table:table-cell table:formula="of:=[.M12]/1000000000000" office:value-type="float" office:value="0.908519249425272">
            <text:p>0.9085192494</text:p>
          </table:table-cell>
          <table:table-cell table:formula="of:=[.N12]/1000000000000" office:value-type="float" office:value="0.994417145817381">
            <text:p>0.9944171458</text:p>
          </table:table-cell>
          <table:table-cell table:formula="of:=[.O12]/1000000000000" office:value-type="float" office:value="1.0668870048066">
            <text:p>1.0668870048</text:p>
          </table:table-cell>
          <table:table-cell table:formula="of:=[.P12]/1000000000000" office:value-type="float" office:value="1.12700145531946">
            <text:p>1.1270014553</text:p>
          </table:table-cell>
          <table:table-cell table:formula="of:=[.Q12]/1000000000000" office:value-type="float" office:value="1.20877816179997">
            <text:p>1.2087781618</text:p>
          </table:table-cell>
          <table:table-cell table:formula="of:=[.R12]/1000000000000" office:value-type="float" office:value="1.32211149266696">
            <text:p>1.3221114927</text:p>
          </table:table-cell>
          <table:table-cell table:formula="of:=[.S12]/1000000000000" office:value-type="float" office:value="1.40266823033961">
            <text:p>1.4026682303</text:p>
          </table:table-cell>
          <table:table-cell table:formula="of:=[.T12]/1000000000000" office:value-type="float" office:value="1.47800933305235">
            <text:p>1.4780093331</text:p>
          </table:table-cell>
          <table:table-cell table:formula="of:=[.U12]/1000000000000" office:value-type="float" office:value="1.55756223723908">
            <text:p>1.5575622372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3T16:41:45</dc:date>
    <meta:document-statistic meta:table-count="2" meta:cell-count="29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45cm" svg:height="12.78cm" xlink:href=".." xlink:type="simple" chart:class="chart:scatter" chart:style-name="ch1">
        <chart:legend chart:legend-position="end" svg:x="17.668cm" svg:y="5.095cm" style:legend-expansion="high" chart:style-name="ch2"/>
        <chart:plot-area chart:style-name="ch3" table:cell-range-address="Sheet1.A15:Sheet1.U20" chart:data-source-has-labels="both" svg:x="0.914cm" svg:y="1.155cm" svg:width="15.826cm" svg:height="10.95cm">
          <chartooo:coordinate-region svg:x="1.535cm" svg:y="1.354cm" svg:width="14.833cm" svg:height="10.104cm"/>
          <chart:axis chart:dimension="x" chart:name="primary-x" chart:style-name="ch4" chartooo:axis-type="auto">
            <chart:categories table:cell-range-address="Sheet1.B15:Sheet1.U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U16" chart:label-cell-address="Sheet1.A16:Sheet1.A16" chart:class="chart:scatter">
            <chart:domain table:cell-range-address="Sheet1.B15:Sheet1.U15"/>
            <chart:data-point chart:repeated="20"/>
          </chart:series>
          <chart:series chart:style-name="ch7" chart:values-cell-range-address="Sheet1.B17:Sheet1.U17" chart:label-cell-address="Sheet1.A17:Sheet1.A17" chart:class="chart:scatter">
            <chart:data-point chart:repeated="20"/>
          </chart:series>
          <chart:series chart:style-name="ch8" chart:values-cell-range-address="Sheet1.B18:Sheet1.U18" chart:label-cell-address="Sheet1.A18:Sheet1.A18" chart:class="chart:scatter">
            <chart:data-point chart:repeated="20"/>
          </chart:series>
          <chart:series chart:style-name="ch9" chart:values-cell-range-address="Sheet1.B19:Sheet1.U19" chart:label-cell-address="Sheet1.A19:Sheet1.A19" chart:class="chart:scatter">
            <chart:data-point chart:repeated="20"/>
          </chart:series>
          <chart:series chart:style-name="ch10" chart:values-cell-range-address="Sheet1.B20:Sheet1.U20" chart:label-cell-address="Sheet1.A20:Sheet1.A20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993">
                <text:p>1990</text:p>
                <draw:g>
                  <svg:desc>Sheet1.B15:Sheet1.U15</svg:desc>
                </draw:g>
              </table:table-cell>
              <table:table-cell office:value-type="float" office:value="1994">
                <text:p>1990</text:p>
              </table:table-cell>
              <table:table-cell office:value-type="float" office:value="1995">
                <text:p>2000</text:p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  <table:table-cell office:value-type="float" office:value="2002">
                <text:p>2000</text:p>
              </table:table-cell>
              <table:table-cell office:value-type="float" office:value="2003">
                <text:p>2000</text:p>
              </table:table-cell>
              <table:table-cell office:value-type="float" office:value="2004">
                <text:p>2000</text:p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  <table:table-cell office:value-type="float" office:value="2007">
                <text:p>2010</text:p>
              </table:table-cell>
              <table:table-cell office:value-type="float" office:value="2008">
                <text:p>2010</text:p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Agriculture, value added</text:p>
                <draw:g>
                  <svg:desc>Sheet1.A16:Sheet1.A16</svg:desc>
                </draw:g>
              </table:table-cell>
              <table:table-cell office:value-type="float" office:value="1.88627167950233">
                <text:p>1.88627167950233</text:p>
                <draw:g>
                  <svg:desc>Sheet1.B16:Sheet1.U16</svg:desc>
                </draw:g>
              </table:table-cell>
              <table:table-cell office:value-type="float" office:value="1.91899141311192">
                <text:p>1.91899141311192</text:p>
              </table:table-cell>
              <table:table-cell office:value-type="float" office:value="2.03217554210975">
                <text:p>2.03217554210975</text:p>
              </table:table-cell>
              <table:table-cell office:value-type="float" office:value="2.11865111310834">
                <text:p>2.11865111310834</text:p>
              </table:table-cell>
              <table:table-cell office:value-type="float" office:value="2.14172707237286">
                <text:p>2.14172707237286</text:p>
              </table:table-cell>
              <table:table-cell office:value-type="float" office:value="2.17963451225674">
                <text:p>2.17963451225674</text:p>
              </table:table-cell>
              <table:table-cell office:value-type="float" office:value="2.30654212656986">
                <text:p>2.30654212656986</text:p>
              </table:table-cell>
              <table:table-cell office:value-type="float" office:value="2.29643182097591">
                <text:p>2.29643182097591</text:p>
              </table:table-cell>
              <table:table-cell office:value-type="float" office:value="2.47685521352707">
                <text:p>2.47685521352707</text:p>
              </table:table-cell>
              <table:table-cell office:value-type="float" office:value="2.65188740205537">
                <text:p>2.65188740205537</text:p>
              </table:table-cell>
              <table:table-cell office:value-type="float" office:value="2.70863610927156">
                <text:p>2.70863610927156</text:p>
              </table:table-cell>
              <table:table-cell office:value-type="float" office:value="2.75166592902385">
                <text:p>2.75166592902385</text:p>
              </table:table-cell>
              <table:table-cell office:value-type="float" office:value="2.80805731575404">
                <text:p>2.80805731575404</text:p>
              </table:table-cell>
              <table:table-cell office:value-type="float" office:value="2.82093467357593">
                <text:p>2.82093467357593</text:p>
              </table:table-cell>
              <table:table-cell office:value-type="float" office:value="2.8242982935834">
                <text:p>2.8242982935834</text:p>
              </table:table-cell>
              <table:table-cell office:value-type="float" office:value="2.86230889988523">
                <text:p>2.86230889988523</text:p>
              </table:table-cell>
              <table:table-cell office:value-type="float" office:value="2.96227616575038">
                <text:p>2.96227616575038</text:p>
              </table:table-cell>
              <table:table-cell office:value-type="float" office:value="2.97193257889821">
                <text:p>2.97193257889821</text:p>
              </table:table-cell>
              <table:table-cell office:value-type="float" office:value="3.05238289028116">
                <text:p>3.05238289028116</text:p>
              </table:table-cell>
              <table:table-cell office:value-type="float" office:value="3.13746665881235">
                <text:p>3.13746665881235</text:p>
              </table:table-cell>
            </table:table-row>
            <table:table-row>
              <table:table-cell office:value-type="string">
                <text:p>GDP</text:p>
                <draw:g>
                  <svg:desc>Sheet1.A17:Sheet1.A17</svg:desc>
                </draw:g>
              </table:table-cell>
              <table:table-cell office:value-type="float" office:value="6.31840169023955">
                <text:p>6.31840169023955</text:p>
                <draw:g>
                  <svg:desc>Sheet1.B17:Sheet1.U17</svg:desc>
                </draw:g>
              </table:table-cell>
              <table:table-cell office:value-type="float" office:value="6.72300911919664">
                <text:p>6.72300911919664</text:p>
              </table:table-cell>
              <table:table-cell office:value-type="float" office:value="7.49771785132358">
                <text:p>7.49771785132358</text:p>
              </table:table-cell>
              <table:table-cell office:value-type="float" office:value="8.1779194058248">
                <text:p>8.1779194058248</text:p>
              </table:table-cell>
              <table:table-cell office:value-type="float" office:value="8.59499344794893">
                <text:p>8.59499344794893</text:p>
              </table:table-cell>
              <table:table-cell office:value-type="float" office:value="9.01660069484169">
                <text:p>9.01660069484169</text:p>
              </table:table-cell>
              <table:table-cell office:value-type="float" office:value="9.742793060122">
                <text:p>9.742793060122</text:p>
              </table:table-cell>
              <table:table-cell office:value-type="float" office:value="10.0489025901871">
                <text:p>10.0489025901871</text:p>
              </table:table-cell>
              <table:table-cell office:value-type="float" office:value="10.5698036473931">
                <text:p>10.5698036473931</text:p>
              </table:table-cell>
              <table:table-cell office:value-type="float" office:value="11.4928313858259">
                <text:p>11.4928313858259</text:p>
              </table:table-cell>
              <table:table-cell office:value-type="float" office:value="12.2367920900868">
                <text:p>12.2367920900868</text:p>
              </table:table-cell>
              <table:table-cell office:value-type="float" office:value="13.0697790815026">
                <text:p>13.0697790815026</text:p>
              </table:table-cell>
              <table:table-cell office:value-type="float" office:value="13.8974313524356">
                <text:p>13.8974313524356</text:p>
              </table:table-cell>
              <table:table-cell office:value-type="float" office:value="15.3962338000109">
                <text:p>15.3962338000109</text:p>
              </table:table-cell>
              <table:table-cell office:value-type="float" office:value="16.6914305699384">
                <text:p>16.6914305699384</text:p>
              </table:table-cell>
              <table:table-cell office:value-type="float" office:value="18.1450458470098">
                <text:p>18.1450458470098</text:p>
              </table:table-cell>
              <table:table-cell office:value-type="float" office:value="19.4607513440242">
                <text:p>19.4607513440242</text:p>
              </table:table-cell>
              <table:table-cell office:value-type="float" office:value="20.6014387619024">
                <text:p>20.6014387619024</text:p>
              </table:table-cell>
              <table:table-cell office:value-type="float" office:value="21.9653331479895">
                <text:p>21.9653331479895</text:p>
              </table:table-cell>
              <table:table-cell office:value-type="float" office:value="22.7177379140047">
                <text:p>22.7177379140047</text:p>
              </table:table-cell>
            </table:table-row>
            <table:table-row>
              <table:table-cell office:value-type="string">
                <text:p>Industry, value added</text:p>
                <draw:g>
                  <svg:desc>Sheet1.A18:Sheet1.A18</svg:desc>
                </draw:g>
              </table:table-cell>
              <table:table-cell office:value-type="float" office:value="0.975447567490039">
                <text:p>0.975447567490039</text:p>
                <draw:g>
                  <svg:desc>Sheet1.B18:Sheet1.U18</svg:desc>
                </draw:g>
              </table:table-cell>
              <table:table-cell office:value-type="float" office:value="1.10238507008478">
                <text:p>1.10238507008478</text:p>
              </table:table-cell>
              <table:table-cell office:value-type="float" office:value="1.32568929841056">
                <text:p>1.32568929841056</text:p>
              </table:table-cell>
              <table:table-cell office:value-type="float" office:value="1.54529376367455">
                <text:p>1.54529376367455</text:p>
              </table:table-cell>
              <table:table-cell office:value-type="float" office:value="1.72083331422733">
                <text:p>1.72083331422733</text:p>
              </table:table-cell>
              <table:table-cell office:value-type="float" office:value="1.87077820158343">
                <text:p>1.87077820158343</text:p>
              </table:table-cell>
              <table:table-cell office:value-type="float" office:value="2.06505150807953">
                <text:p>2.06505150807953</text:p>
              </table:table-cell>
              <table:table-cell office:value-type="float" office:value="2.27517506856877">
                <text:p>2.27517506856877</text:p>
              </table:table-cell>
              <table:table-cell office:value-type="float" office:value="2.34933420614716">
                <text:p>2.34933420614716</text:p>
              </table:table-cell>
              <table:table-cell office:value-type="float" office:value="2.5235692839329">
                <text:p>2.5235692839329</text:p>
              </table:table-cell>
              <table:table-cell office:value-type="float" office:value="2.7625207306456">
                <text:p>2.7625207306456</text:p>
              </table:table-cell>
              <table:table-cell office:value-type="float" office:value="2.98409399822408">
                <text:p>2.98409399822408</text:p>
              </table:table-cell>
              <table:table-cell office:value-type="float" office:value="3.328997889926">
                <text:p>3.328997889926</text:p>
              </table:table-cell>
              <table:table-cell office:value-type="float" office:value="3.8195201503229">
                <text:p>3.8195201503229</text:p>
              </table:table-cell>
              <table:table-cell office:value-type="float" office:value="4.18628784037369">
                <text:p>4.18628784037369</text:p>
              </table:table-cell>
              <table:table-cell office:value-type="float" office:value="4.55549199696708">
                <text:p>4.55549199696708</text:p>
              </table:table-cell>
              <table:table-cell office:value-type="float" office:value="4.7913868886712">
                <text:p>4.7913868886712</text:p>
              </table:table-cell>
              <table:table-cell office:value-type="float" office:value="5.07035141846071">
                <text:p>5.07035141846071</text:p>
              </table:table-cell>
              <table:table-cell office:value-type="float" office:value="5.39510005547116">
                <text:p>5.39510005547116</text:p>
              </table:table-cell>
              <table:table-cell office:value-type="float" office:value="5.79109386460194">
                <text:p>5.79109386460194</text:p>
              </table:table-cell>
            </table:table-row>
            <table:table-row>
              <table:table-cell office:value-type="string">
                <text:p>Services, etc., value added</text:p>
                <draw:g>
                  <svg:desc>Sheet1.A19:Sheet1.A19</svg:desc>
                </draw:g>
              </table:table-cell>
              <table:table-cell office:value-type="float" office:value="2.73708377256172">
                <text:p>2.73708377256172</text:p>
                <draw:g>
                  <svg:desc>Sheet1.B19:Sheet1.U19</svg:desc>
                </draw:g>
              </table:table-cell>
              <table:table-cell office:value-type="float" office:value="2.94962278757604">
                <text:p>2.94962278757604</text:p>
              </table:table-cell>
              <table:table-cell office:value-type="float" office:value="3.34016152207679">
                <text:p>3.34016152207679</text:p>
              </table:table-cell>
              <table:table-cell office:value-type="float" office:value="3.62663815905583">
                <text:p>3.62663815905583</text:p>
              </table:table-cell>
              <table:table-cell office:value-type="float" office:value="3.8327596146825">
                <text:p>3.8327596146825</text:p>
              </table:table-cell>
              <table:table-cell office:value-type="float" office:value="4.15814791696833">
                <text:p>4.15814791696833</text:p>
              </table:table-cell>
              <table:table-cell office:value-type="float" office:value="4.45347996722006">
                <text:p>4.45347996722006</text:p>
              </table:table-cell>
              <table:table-cell office:value-type="float" office:value="4.76327324645385">
                <text:p>4.76327324645385</text:p>
              </table:table-cell>
              <table:table-cell office:value-type="float" office:value="4.99500700946409">
                <text:p>4.99500700946409</text:p>
              </table:table-cell>
              <table:table-cell office:value-type="float" office:value="5.54354025536686">
                <text:p>5.54354025536686</text:p>
              </table:table-cell>
              <table:table-cell office:value-type="float" office:value="5.9516954898093">
                <text:p>5.9516954898093</text:p>
              </table:table-cell>
              <table:table-cell office:value-type="float" office:value="6.41910235587464">
                <text:p>6.41910235587464</text:p>
              </table:table-cell>
              <table:table-cell office:value-type="float" office:value="6.81459732425576">
                <text:p>6.81459732425576</text:p>
              </table:table-cell>
              <table:table-cell office:value-type="float" office:value="7.64400762920273">
                <text:p>7.64400762920273</text:p>
              </table:table-cell>
              <table:table-cell office:value-type="float" office:value="8.25922823190696">
                <text:p>8.25922823190696</text:p>
              </table:table-cell>
              <table:table-cell office:value-type="float" office:value="9.05722520272829">
                <text:p>9.05722520272829</text:p>
              </table:table-cell>
              <table:table-cell office:value-type="float" office:value="9.77461487399317">
                <text:p>9.77461487399317</text:p>
              </table:table-cell>
              <table:table-cell office:value-type="float" office:value="10.5184628376599">
                <text:p>10.5184628376599</text:p>
              </table:table-cell>
              <table:table-cell office:value-type="float" office:value="11.3465539920331">
                <text:p>11.3465539920331</text:p>
              </table:table-cell>
              <table:table-cell office:value-type="float" office:value="11.465890445672">
                <text:p>11.465890445672</text:p>
              </table:table-cell>
            </table:table-row>
            <table:table-row>
              <table:table-cell office:value-type="string">
                <text:p>Manufacturing, value added</text:p>
                <draw:g>
                  <svg:desc>Sheet1.A20:Sheet1.A20</svg:desc>
                </draw:g>
              </table:table-cell>
              <table:table-cell office:value-type="float" office:value="0.288687767454384">
                <text:p>0.288687767454384</text:p>
                <draw:g>
                  <svg:desc>Sheet1.B20:Sheet1.U20</svg:desc>
                </draw:g>
              </table:table-cell>
              <table:table-cell office:value-type="float" office:value="0.336644640345535">
                <text:p>0.336644640345535</text:p>
              </table:table-cell>
              <table:table-cell office:value-type="float" office:value="0.394984958304028">
                <text:p>0.394984958304028</text:p>
              </table:table-cell>
              <table:table-cell office:value-type="float" office:value="0.472814791226306">
                <text:p>0.472814791226306</text:p>
              </table:table-cell>
              <table:table-cell office:value-type="float" office:value="0.536389900306607">
                <text:p>0.536389900306607</text:p>
              </table:table-cell>
              <table:table-cell office:value-type="float" office:value="0.613629497805091">
                <text:p>0.613629497805091</text:p>
              </table:table-cell>
              <table:table-cell office:value-type="float" office:value="0.700647622473895">
                <text:p>0.700647622473895</text:p>
              </table:table-cell>
              <table:table-cell office:value-type="float" office:value="0.73925717308191">
                <text:p>0.73925717308191</text:p>
              </table:table-cell>
              <table:table-cell office:value-type="float" office:value="0.766666890946472">
                <text:p>0.766666890946472</text:p>
              </table:table-cell>
              <table:table-cell office:value-type="float" office:value="0.818401057768124">
                <text:p>0.818401057768124</text:p>
              </table:table-cell>
              <table:table-cell office:value-type="float" office:value="0.854621525304291">
                <text:p>0.854621525304291</text:p>
              </table:table-cell>
              <table:table-cell office:value-type="float" office:value="0.908519249425272">
                <text:p>0.908519249425272</text:p>
              </table:table-cell>
              <table:table-cell office:value-type="float" office:value="0.994417145817381">
                <text:p>0.994417145817381</text:p>
              </table:table-cell>
              <table:table-cell office:value-type="float" office:value="1.0668870048066">
                <text:p>1.0668870048066</text:p>
              </table:table-cell>
              <table:table-cell office:value-type="float" office:value="1.12700145531946">
                <text:p>1.12700145531946</text:p>
              </table:table-cell>
              <table:table-cell office:value-type="float" office:value="1.20877816179997">
                <text:p>1.20877816179997</text:p>
              </table:table-cell>
              <table:table-cell office:value-type="float" office:value="1.32211149266696">
                <text:p>1.32211149266696</text:p>
              </table:table-cell>
              <table:table-cell office:value-type="float" office:value="1.40266823033961">
                <text:p>1.40266823033961</text:p>
              </table:table-cell>
              <table:table-cell office:value-type="float" office:value="1.47800933305235">
                <text:p>1.47800933305235</text:p>
              </table:table-cell>
              <table:table-cell office:value-type="float" office:value="1.55756223723908">
                <text:p>1.55756223723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